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kDocs + MkDocStrings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/00/0000</text:date>, <text:time style:data-style-name="N2" text:time-value="22:51:02.7707801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5-15T22:51:26.996377312</dc:date>
    <meta:editing-duration>P2DT4H46M17S</meta:editing-duration>
    <meta:editing-cycles>25</meta:editing-cycles>
    <meta:generator>LibreOffice/24.2.7.2$Linux_X86_64 LibreOffice_project/420$Build-2</meta:generator>
    <meta:document-statistic meta:table-count="1" meta:cell-count="168" meta:object-count="0"/>
  </office:meta>
</office:document-meta>
</file>